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54f" officeooo:paragraph-rsid="0015e54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e54f" officeooo:paragraph-rsid="0015e54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e54f" officeooo:paragraph-rsid="0015e54f" style:font-weight-asian="normal" style:font-weight-complex="normal"/>
    </style:style>
    <style:style style:name="P4" style:family="paragraph" style:parent-style-name="Standard">
      <style:text-properties officeooo:rsid="00174c98" officeooo:paragraph-rsid="00174c98"/>
    </style:style>
    <style:style style:name="T1" style:family="text">
      <style:text-properties officeooo:rsid="00174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8p<text:span text:style-name="T1">3</text:span> – Psuedocode</text:p>
      <text:p text:style-name="P3"/>
      <text:p text:style-name="P4">tableSize = int (input ('Please insert table size:')) //sets user input as variable</text:p>
      <text:p text:style-name="P4">i = 0 //sets variable i to 0</text:p>
      <text:p text:style-name="P4"/>
      <text:p text:style-name="P4">while i &lt; 21: //while the variable is less than 21</text:p>
      <text:p text:style-name="P4"><text:s text:c="4"/>print (i, i*tableSize) //print i (counter) and i*userinput variable</text:p>
      <text:p text:style-name="P4"><text:s text:c="4"/>i+=1 //increment i by 1 each time loop is ru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6:39:30.652587269</meta:creation-date>
    <meta:generator>LibreOffice/5.1.4.2$Linux_X86_64 LibreOffice_project/10m0$Build-2</meta:generator>
    <dc:date>2016-10-20T16:49:52.598617587</dc:date>
    <meta:editing-duration>PT9M3S</meta:editing-duration>
    <meta:editing-cycles>3</meta:editing-cycles>
    <meta:document-statistic meta:table-count="0" meta:image-count="0" meta:object-count="0" meta:page-count="1" meta:paragraph-count="6" meta:word-count="53" meta:character-count="298" meta:non-whitespace-character-count="242"/>
  </office:meta>
</office:document-meta>
</file>